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Stat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idationState.needTo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setUsingNamespaces(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setFacetChecking(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setSymbolTable( SymbolTable s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addIdRef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resetIDT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onState.addI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needExtra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setExtraChecking(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isIdDeclar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isEntityDeclar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onState.setNamespaceSupport( NamespaceContext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checkIDRef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ionState.needFacet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setNormalizationRequired(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setEntityState( Entity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onState.getSymbol( String symb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idationState.use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State.isEntityUnpars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